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278CC47272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36.964cm" svg:height="28.983cm" svg:x="-7.964cm" svg:y="-5cm">
          <draw:image xlink:href="Pictures/100000000000032600000278CC4727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1:16:44</meta:creation-date>
    <dc:creator>plotti plotti</dc:creator>
    <dc:date>2008-05-19T13:35:32</dc:date>
    <meta:editing-cycles>4</meta:editing-cycles>
    <meta:editing-duration>PT1H42M1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